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2.7445in"/>
    </style:style>
    <style:style style:name="co8" style:family="table-column">
      <style:table-column-properties fo:break-before="auto" style:column-width="2.862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524in" svg:height="3.0953in" svg:x="10.0012in" svg:y="4.2394in">
            <draw:object draw:notify-on-update-of-ranges="Sheet1.G3:Sheet1.G13 Sheet1.H3:Sheet1.H13" xlink:href="./Object 2" xlink:type="simple" xlink:show="embed" xlink:actuate="onLoad"/>
            <draw:image xlink:href="./ObjectReplacements/Object 2" xlink:type="simple" xlink:show="embed" xlink:actuate="onLoad"/>
            <svg:title>Graph of Scheduler Behavior</svg:title>
          </draw:frame>
          <draw:frame draw:z-index="1" draw:name="Scheduler Behavior 2" draw:style-name="gr1" svg:width="6.952in" svg:height="3.8909in" svg:x="2.6055in" svg:y="4.315in">
            <draw:object draw:notify-on-update-of-ranges="Sheet1.G15:Sheet1.G24 Sheet1.H15:Sheet1.H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Round 1</text:p>
          </table:table-cell>
          <table:table-cell table:number-columns-repeated="7"/>
        </table:table-row>
        <table:table-row table:style-name="ro2">
          <table:table-cell office:value-type="string">
            <text:p>time slices for this proc</text:p>
          </table:table-cell>
          <table:table-cell office:value-type="string">
            <text:p>Total # time slices</text:p>
          </table:table-cell>
          <table:table-cell/>
          <table:table-cell office:value-type="string">
            <text:p># tickets this proc has</text:p>
          </table:table-cell>
          <table:table-cell office:value-type="string">
            <text:p>Total # tickets</text:p>
          </table:table-cell>
          <table:table-cell/>
          <table:table-cell office:value-type="string">
            <text:p>time slices for this proc * Total # tickets</text:p>
          </table:table-cell>
          <table:table-cell office:value-type="string">
            <text:p>Total # time slices * # tickets this proc h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A3]*[.E3]" office:value-type="float" office:value="50">
            <text:p>50</text:p>
          </table:table-cell>
          <table:table-cell table:formula="of:=[.B3]*[.D3]" office:value-type="float" office:value="144">
            <text:p>14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43">
            <text:p>24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4]*[.E4]" office:value-type="float" office:value="618">
            <text:p>618</text:p>
          </table:table-cell>
          <table:table-cell table:formula="of:=[.B4]*[.D4]" office:value-type="float" office:value="729">
            <text:p>72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39">
            <text:p>439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5]*[.E5]" office:value-type="float" office:value="1200">
            <text:p>1200</text:p>
          </table:table-cell>
          <table:table-cell table:formula="of:=[.B5]*[.D5]" office:value-type="float" office:value="1317">
            <text:p>131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643">
            <text:p>64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6]*[.E6]" office:value-type="float" office:value="1788">
            <text:p>1788</text:p>
          </table:table-cell>
          <table:table-cell table:formula="of:=[.B6]*[.D6]" office:value-type="float" office:value="1929">
            <text:p>192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05">
            <text:p>80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7]*[.E7]" office:value-type="float" office:value="2400">
            <text:p>2400</text:p>
          </table:table-cell>
          <table:table-cell table:formula="of:=[.B7]*[.D7]" office:value-type="float" office:value="2415">
            <text:p>241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5">
            <text:p>90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8]*[.E8]" office:value-type="float" office:value="3000">
            <text:p>3000</text:p>
          </table:table-cell>
          <table:table-cell table:formula="of:=[.B8]*[.D8]" office:value-type="float" office:value="2715">
            <text:p>271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012">
            <text:p>1012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9]*[.E9]" office:value-type="float" office:value="3642">
            <text:p>3642</text:p>
          </table:table-cell>
          <table:table-cell table:formula="of:=[.B9]*[.D9]" office:value-type="float" office:value="3036">
            <text:p>3036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115">
            <text:p>111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10]*[.E10]" office:value-type="float" office:value="4260">
            <text:p>4260</text:p>
          </table:table-cell>
          <table:table-cell table:formula="of:=[.B10]*[.D10]" office:value-type="float" office:value="3345">
            <text:p>334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215">
            <text:p>121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11]*[.E11]" office:value-type="float" office:value="4860">
            <text:p>4860</text:p>
          </table:table-cell>
          <table:table-cell table:formula="of:=[.B11]*[.D11]" office:value-type="float" office:value="3645">
            <text:p>364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320">
            <text:p>132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12]*[.E12]" office:value-type="float" office:value="5490">
            <text:p>5490</text:p>
          </table:table-cell>
          <table:table-cell table:formula="of:=[.B12]*[.D12]" office:value-type="float" office:value="3960">
            <text:p>3960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620">
            <text:p>162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A13]*[.E13]" office:value-type="float" office:value="7290">
            <text:p>7290</text:p>
          </table:table-cell>
          <table:table-cell table:formula="of:=[.B13]*[.D13]" office:value-type="float" office:value="4860">
            <text:p>4860</text:p>
          </table:table-cell>
        </table:table-row>
        <table:table-row table:style-name="ro1">
          <table:table-cell office:value-type="string">
            <text:p>Round 2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15]*[.E15]" office:value-type="float" office:value="128">
            <text:p>128</text:p>
          </table:table-cell>
          <table:table-cell table:formula="of:=[.B15]*[.D15]" office:value-type="float" office:value="280">
            <text:p>28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52">
            <text:p>252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16]*[.E16]" office:value-type="float" office:value="896">
            <text:p>896</text:p>
          </table:table-cell>
          <table:table-cell table:formula="of:=[.B16]*[.D16]" office:value-type="float" office:value="1260">
            <text:p>126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47">
            <text:p>447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17]*[.E17]" office:value-type="float" office:value="1640">
            <text:p>1640</text:p>
          </table:table-cell>
          <table:table-cell table:formula="of:=[.B17]*[.D17]" office:value-type="float" office:value="2235">
            <text:p>223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37">
            <text:p>637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18]*[.E18]" office:value-type="float" office:value="2360">
            <text:p>2360</text:p>
          </table:table-cell>
          <table:table-cell table:formula="of:=[.B18]*[.D18]" office:value-type="float" office:value="3185">
            <text:p>318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835">
            <text:p>835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19]*[.E19]" office:value-type="float" office:value="3112">
            <text:p>3112</text:p>
          </table:table-cell>
          <table:table-cell table:formula="of:=[.B19]*[.D19]" office:value-type="float" office:value="4175">
            <text:p>417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041">
            <text:p>104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20]*[.E20]" office:value-type="float" office:value="3904">
            <text:p>3904</text:p>
          </table:table-cell>
          <table:table-cell table:formula="of:=[.B20]*[.D20]" office:value-type="float" office:value="5205">
            <text:p>520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237">
            <text:p>1237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21]*[.E21]" office:value-type="float" office:value="4648">
            <text:p>4648</text:p>
          </table:table-cell>
          <table:table-cell table:formula="of:=[.B21]*[.D21]" office:value-type="float" office:value="6185">
            <text:p>618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27">
            <text:p>1427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22]*[.E22]" office:value-type="float" office:value="5360">
            <text:p>5360</text:p>
          </table:table-cell>
          <table:table-cell table:formula="of:=[.B22]*[.D22]" office:value-type="float" office:value="7135">
            <text:p>713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648">
            <text:p>164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23]*[.E23]" office:value-type="float" office:value="6224">
            <text:p>6224</text:p>
          </table:table-cell>
          <table:table-cell table:formula="of:=[.B23]*[.D23]" office:value-type="float" office:value="8240">
            <text:p>824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851">
            <text:p>185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A24]*[.E24]" office:value-type="float" office:value="7016">
            <text:p>7016</text:p>
          </table:table-cell>
          <table:table-cell table:formula="of:=[.B24]*[.D24]" office:value-type="float" office:value="9255">
            <text:p>9255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V</meta:initial-creator>
    <meta:creation-date>2014-02-23T20:50:38</meta:creation-date>
    <dc:date>2014-02-23T21:33:57</dc:date>
    <dc:creator>John V</dc:creator>
    <meta:editing-duration>PT16S</meta:editing-duration>
    <meta:editing-cycles>3</meta:editing-cycles>
    <meta:generator>LibreOffice/3.5$Linux_x86 LibreOffice_project/350m1$Build-2</meta:generator>
    <meta:document-statistic meta:table-count="3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59cm" svg:height="9.884cm" xlink:href=".." xlink:type="simple" chart:class="chart:scatter" chart:style-name="ch1">
        <chart:title svg:x="6.814cm" svg:y="0.333cm" chart:style-name="ch2">
          <text:p>Scheduler Behavior</text:p>
        </chart:title>
        <chart:subtitle svg:x="8.031cm" svg:y="1.309cm" chart:style-name="ch3">
          <text:p>Round 2</text:p>
        </chart:subtitle>
        <chart:legend chart:legend-position="end" svg:x="15.395cm" svg:y="4.643cm" style:legend-expansion="high" chart:style-name="ch4"/>
        <chart:plot-area chart:style-name="ch5" table:cell-range-address="Sheet1.G15:Sheet1.H24" svg:x="1.364cm" svg:y="2.386cm" svg:width="13.326cm" svg:height="6.32cm">
          <chartooo:coordinate-region svg:x="2.541cm" svg:y="2.586cm" svg:width="11.777cm" svg:height="5.473cm"/>
          <chart:axis chart:dimension="x" chart:name="primary-x" chart:style-name="ch6">
            <chart:title svg:x="5.258cm" svg:y="8.903cm" chart:style-name="ch7">
              <text:p>(total # time slices) * (#tickets for proc)</text:p>
            </chart:title>
          </chart:axis>
          <chart:axis chart:dimension="y" chart:name="primary-y" chart:style-name="ch6">
            <chart:title svg:x="0.451cm" svg:y="8.302cm" chart:style-name="ch8">
              <text:p>(# slices for this proc) * (total # tickets)</text:p>
            </chart:title>
            <chart:grid chart:style-name="ch9" chart:class="major"/>
          </chart:axis>
          <chart:series chart:style-name="ch10" chart:values-cell-range-address="Sheet1.H15:Sheet1.H24" chart:class="chart:scatter">
            <chart:domain table:cell-range-address="Sheet1.G15:Sheet1.G24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G15:Sheet1.G24</svg:desc>
                </draw:g>
              </table:table-cell>
              <table:table-cell office:value-type="float" office:value="280">
                <text:p>280</text:p>
                <draw:g>
                  <svg:desc>Sheet1.H15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6">
                <text:p>896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0">
                <text:p>164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0">
                <text:p>236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2">
                <text:p>3112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4">
                <text:p>3904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48">
                <text:p>4648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60">
                <text:p>5360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4">
                <text:p>6224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16">
                <text:p>7016</text:p>
              </table:table-cell>
              <table:table-cell office:value-type="float" office:value="9255">
                <text:p>9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32cm" svg:height="7.863cm" xlink:href=".." xlink:type="simple" chart:class="chart:scatter" chart:style-name="ch1">
        <chart:title svg:x="5.001cm" svg:y="0.293cm" chart:style-name="ch2">
          <text:p>Scheduler Behavior</text:p>
        </chart:title>
        <chart:subtitle svg:x="6.218cm" svg:y="1.229cm" chart:style-name="ch3">
          <text:p>Round 1</text:p>
        </chart:subtitle>
        <chart:legend chart:legend-position="end" svg:x="11.179cm" svg:y="3.632cm" style:legend-expansion="high" chart:style-name="ch4"/>
        <chart:plot-area chart:style-name="ch5" table:cell-range-address="Sheet1.G3:Sheet1.H13" svg:x="0.478cm" svg:y="0.788cm" svg:width="10.46cm" svg:height="6.699cm">
          <chartooo:coordinate-region svg:x="1.47cm" svg:y="0.988cm" svg:width="9.096cm" svg:height="5.852cm"/>
          <chart:axis chart:dimension="x" chart:name="primary-x" chart:style-name="ch6">
            <chart:title svg:x="2.859cm" svg:y="7.303cm" chart:style-name="ch7">
              <text:p>(total # time slices) * (# tickets for proc) </text:p>
            </chart:title>
          </chart:axis>
          <chart:axis chart:dimension="y" chart:name="primary-y" chart:style-name="ch6">
            <chart:title svg:x="0cm" svg:y="7.237cm" chart:style-name="ch8">
              <text:p>(# time slices for this proc) * (total # tickets)</text:p>
            </chart:title>
            <chart:grid chart:style-name="ch9" chart:class="major"/>
          </chart:axis>
          <chart:series chart:style-name="ch10" chart:values-cell-range-address="Sheet1.H3:Sheet1.H13" chart:class="chart:scatter">
            <chart:domain table:cell-range-address="Sheet1.G3:Sheet1.G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G3:Sheet1.G13</svg:desc>
                </draw:g>
              </table:table-cell>
              <table:table-cell office:value-type="float" office:value="144">
                <text:p>144</text:p>
                <draw:g>
                  <svg:desc>Sheet1.H3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8">
                <text:p>1788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2">
                <text:p>3642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0">
                <text:p>4260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60">
                <text:p>4860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90">
                <text:p>549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90">
                <text:p>7290</text:p>
              </table:table-cell>
              <table:table-cell office:value-type="float" office:value="4860">
                <text:p>48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